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3.3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0.9cm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1.4cm"/>
    </style:style>
    <style:style style:name="gr5" style:family="graphic" style:parent-style-name="standard">
      <style:graphic-properties svg:stroke-color="#eeeeee" draw:fill-color="#dde8cb" draw:textarea-horizontal-align="justify" draw:textarea-vertical-align="middle" draw:auto-grow-height="false" fo:min-height="0.95cm" fo:min-width="1.6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textarea-horizontal-align="justify" draw:textarea-vertical-align="middle" draw:auto-grow-height="false" fo:min-height="12.75cm" fo:min-width="12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78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0.75cm" fo:min-width="6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1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38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582cm"/>
    </style:style>
    <style:style style:name="gr17" style:family="graphic" style:parent-style-name="standard">
      <style:graphic-properties svg:stroke-color="#ff8000" draw:fill-color="#ff8000" draw:textarea-horizontal-align="justify" draw:textarea-vertical-align="middle" draw:auto-grow-height="false" fo:min-height="1.15cm" fo:min-width="3.3cm"/>
    </style:style>
    <style:style style:name="gr18" style:family="graphic" style:parent-style-name="standard">
      <style:graphic-properties svg:stroke-color="#000000" draw:fill-color="#ffd7d7" draw:textarea-horizontal-align="justify" draw:textarea-vertical-align="middle" draw:auto-grow-height="false" fo:min-height="0.45cm" fo:min-width="6.5cm"/>
    </style:style>
    <style:style style:name="gr19" style:family="graphic" style:parent-style-name="standard">
      <style:graphic-properties draw:textarea-horizontal-align="justify" draw:textarea-vertical-align="middle" draw:auto-grow-height="false" fo:min-height="11.55cm" fo:min-width="12.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878cm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0.75cm" fo:min-width="6.5cm"/>
    </style:style>
    <style:style style:name="gr22" style:family="graphic" style:parent-style-name="standard">
      <style:graphic-properties draw:textarea-horizontal-align="justify" draw:textarea-vertical-align="middle" draw:auto-grow-height="false" fo:min-height="6.25cm" fo:min-width="12.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5cm" fo:min-width="1.878cm"/>
    </style:style>
    <style:style style:name="gr24" style:family="graphic" style:parent-style-name="standard">
      <style:graphic-properties svg:stroke-color="#ff8000" draw:fill-color="#e6e905" draw:textarea-horizontal-align="justify" draw:textarea-vertical-align="middle" draw:auto-grow-height="false" fo:min-height="1.15cm" fo:min-width="3.3cm"/>
    </style:style>
    <style:style style:name="co1" style:family="table-column">
      <style:table-column-properties style:column-width="1.175cm" style:use-optimal-column-width="false"/>
    </style:style>
    <style:style style:name="co2" style:family="table-column">
      <style:table-column-properties style:column-width="3.547cm" style:use-optimal-column-width="false"/>
    </style:style>
    <style:style style:name="co3" style:family="table-column">
      <style:table-column-properties style:column-width="1.774cm" style:use-optimal-column-width="false"/>
    </style:style>
    <style:style style:name="co4" style:family="table-column">
      <style:table-column-properties style:column-width="1.905cm" style:use-optimal-column-width="false"/>
    </style:style>
    <style:style style:name="co5" style:family="table-column">
      <style:table-column-properties style:column-width="1.482cm" style:use-optimal-column-width="false"/>
    </style:style>
    <style:style style:name="co6" style:family="table-column">
      <style:table-column-properties style:column-width="2.037cm" style:use-optimal-column-width="false"/>
    </style:style>
    <style:style style:name="co7" style:family="table-column">
      <style:table-column-properties style:column-width="1.402cm" style:use-optimal-column-width="false"/>
    </style:style>
    <style:style style:name="co8" style:family="table-column">
      <style:table-column-properties style:column-width="4.154cm" style:use-optimal-column-width="false"/>
    </style:style>
    <style:style style:name="ro1" style:family="table-row">
      <style:table-row-properties style:row-height="0.972cm"/>
    </style:style>
    <style:style style:name="P1" style:family="paragraph"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loext:graphic-properties draw:fill-color="#ffd7d7"/>
      <style:paragraph-properties fo:text-align="center"/>
    </style:style>
    <style:style style:name="P8" style:family="paragraph">
      <loext:graphic-properties draw:fill-color="#e6e90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standard" draw:layer="layout" svg:width="18.957cm" svg:height="8.747cm" svg:x="1.018cm" svg:y="2.4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5"/>
            <table:table-column table:style-name="co8"/>
            <table:table-row table:style-name="ro1" table:default-cell-style-name="gray3">
              <table:table-cell>
                <text:p>id</text:p>
              </table:table-cell>
              <table:table-cell>
                <text:p>name</text:p>
              </table:table-cell>
              <table:table-cell>
                <text:p>ruk</text:p>
              </table:table-cell>
              <table:table-cell>
                <text:p>stud</text:p>
              </table:table-cell>
              <table:table-cell>
                <text:p>gr</text:p>
              </table:table-cell>
              <table:table-cell>
                <text:p>spec</text:p>
              </table:table-cell>
              <table:table-cell>
                <text:p>ds</text:p>
              </table:table-cell>
              <table:table-cell>
                <text:p>df</text:p>
              </table:table-cell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0.6cm" svg:height="0.4cm" svg:x="4.2cm" svg:y="2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8cm" svg:height="0.7cm" svg:x="16cm" svg:y="2.6cm">
          <text:p text:style-name="P1">Добавить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6cm" svg:x="16cm" svg:y="3.6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6cm" svg:x="17.8cm" svg:y="3.6cm">
          <text:p text:style-name="P1">de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6cm" svg:x="16cm" svg:y="4.5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6cm" svg:x="17.8cm" svg:y="4.5cm">
          <text:p text:style-name="P1">de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6cm" svg:x="16cm" svg:y="5.6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6cm" svg:x="17.8cm" svg:y="5.6cm">
          <text:p text:style-name="P1">de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6cm" svg:x="16cm" svg:y="6.5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6cm" svg:x="17.8cm" svg:y="6.5cm">
          <text:p text:style-name="P1">de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6cm" svg:x="16cm" svg:y="7.5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6cm" svg:x="17.8cm" svg:y="7.5cm">
          <text:p text:style-name="P1">de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6cm" svg:x="16cm" svg:y="8.4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6cm" svg:x="17.8cm" svg:y="8.4cm">
          <text:p text:style-name="P1">de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6cm" svg:x="16cm" svg:y="9.5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6cm" svg:x="17.8cm" svg:y="9.5cm">
          <text:p text:style-name="P1">de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6cm" svg:x="16cm" svg:y="10.4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6cm" svg:x="17.8cm" svg:y="10.4cm">
          <text:p text:style-name="P1">de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cm" svg:height="1.3cm" svg:x="7.4cm" svg:y="11.6cm">
          <text:p text:style-name="P1">&lt;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cm" svg:height="1.3cm" svg:x="12.3cm" svg:y="11.6cm">
          <text:p text:style-name="P1">&gt;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1.2cm" svg:x="9.8cm" svg:y="11.7cm">
          <text:p text:style-name="P1">3/123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7cm" svg:height="0.962cm" svg:x="1.7cm" svg:y="1.3cm">
          <draw:text-box>
            <text:p text:style-name="P1">Моя база данных</text:p>
          </draw:text-box>
        </draw:frame>
        <draw:custom-shape draw:style-name="gr7" draw:text-style-name="P1" draw:layer="layout" svg:width="13.2cm" svg:height="13cm" svg:x="1.1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3.304cm" svg:height="0.962cm" svg:x="5.796cm" svg:y="14.138cm">
          <draw:text-box>
            <text:p>Добавить</text:p>
          </draw:text-box>
        </draw:frame>
        <draw:custom-shape draw:style-name="gr9" draw:text-style-name="P5" draw:layer="layout" svg:width="7cm" svg:height="1cm" svg:x="6.938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3.338cm" svg:height="0.962cm" svg:x="1.3cm" svg:y="15.138cm">
          <draw:text-box>
            <text:p>Название</text:p>
          </draw:text-box>
        </draw:frame>
        <draw:custom-shape draw:style-name="gr9" draw:text-style-name="P5" draw:layer="layout" svg:width="7cm" svg:height="1cm" svg:x="6.939cm" svg:y="1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4.591cm" svg:height="0.962cm" svg:x="1.301cm" svg:y="17.338cm">
          <draw:text-box>
            <text:p>Руководитель</text:p>
          </draw:text-box>
        </draw:frame>
        <draw:custom-shape draw:style-name="gr9" draw:text-style-name="P5" draw:layer="layout" svg:width="7cm" svg:height="1cm" svg:x="6.939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2.919cm" svg:height="0.962cm" svg:x="1.301cm" svg:y="18.538cm">
          <draw:text-box>
            <text:p>Студент</text:p>
          </draw:text-box>
        </draw:frame>
        <draw:custom-shape draw:style-name="gr9" draw:text-style-name="P5" draw:layer="layout" svg:width="7cm" svg:height="1cm" svg:x="6.939cm" svg:y="1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2.513cm" svg:height="0.962cm" svg:x="1.301cm" svg:y="19.738cm">
          <draw:text-box>
            <text:p>Группа</text:p>
          </draw:text-box>
        </draw:frame>
        <draw:custom-shape draw:style-name="gr9" draw:text-style-name="P5" draw:layer="layout" svg:width="7cm" svg:height="1cm" svg:x="6.939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5.07cm" svg:height="0.962cm" svg:x="1.301cm" svg:y="20.938cm">
          <draw:text-box>
            <text:p>Специальность</text:p>
          </draw:text-box>
        </draw:frame>
        <draw:custom-shape draw:style-name="gr9" draw:text-style-name="P5" draw:layer="layout" svg:width="7cm" svg:height="1cm" svg:x="6.939cm" svg:y="2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4" draw:layer="layout" svg:width="4.011cm" svg:height="0.962cm" svg:x="1.301cm" svg:y="22.138cm">
          <draw:text-box>
            <text:p>Дата старта</text:p>
          </draw:text-box>
        </draw:frame>
        <draw:custom-shape draw:style-name="gr9" draw:text-style-name="P5" draw:layer="layout" svg:width="7cm" svg:height="1cm" svg:x="6.94cm" svg:y="2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4" draw:layer="layout" svg:width="5.671cm" svg:height="0.962cm" svg:x="1.302cm" svg:y="23.338cm">
          <draw:text-box>
            <text:p>Дата завершения</text:p>
          </draw:text-box>
        </draw:frame>
        <draw:custom-shape draw:style-name="gr17" draw:text-style-name="P6" draw:layer="layout" svg:width="3.8cm" svg:height="1.4cm" svg:x="10.1cm" svg:y="24.8cm">
          <text:p text:style-name="P1">Добавить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7cm" svg:height="0.7cm" svg:x="6.938cm" svg:y="16.2cm">
          <text:p text:style-name="P1">ошибка1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19" draw:text-style-name="P1" draw:layer="layout" svg:width="13.2cm" svg:height="11.8cm" svg:x="1.3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4" draw:layer="layout" svg:width="5.104cm" svg:height="1.673cm" svg:x="5.996cm" svg:y="1.738cm">
          <draw:text-box>
            <text:p>Изменить</text:p>
          </draw:text-box>
        </draw:frame>
        <draw:custom-shape draw:style-name="gr21" draw:text-style-name="P5" draw:layer="layout" svg:width="7cm" svg:height="1cm" svg:x="7.138cm" svg:y="2.7cm">
          <text:p text:style-name="P1">УП.0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3.338cm" svg:height="0.962cm" svg:x="1.5cm" svg:y="2.738cm">
          <draw:text-box>
            <text:p>Название</text:p>
          </draw:text-box>
        </draw:frame>
        <draw:custom-shape draw:style-name="gr21" draw:text-style-name="P5" draw:layer="layout" svg:width="7cm" svg:height="1cm" svg:x="7.139cm" svg:y="3.9cm">
          <text:p text:style-name="P1">Иванов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4.591cm" svg:height="0.962cm" svg:x="1.501cm" svg:y="3.938cm">
          <draw:text-box>
            <text:p>Руководитель</text:p>
          </draw:text-box>
        </draw:frame>
        <draw:custom-shape draw:style-name="gr21" draw:text-style-name="P5" draw:layer="layout" svg:width="7cm" svg:height="1cm" svg:x="7.139cm" svg:y="5.1cm">
          <text:p text:style-name="P1">Петров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2.919cm" svg:height="0.962cm" svg:x="1.501cm" svg:y="5.138cm">
          <draw:text-box>
            <text:p>Студент</text:p>
          </draw:text-box>
        </draw:frame>
        <draw:custom-shape draw:style-name="gr21" draw:text-style-name="P5" draw:layer="layout" svg:width="7cm" svg:height="1cm" svg:x="7.139cm" svg:y="6.3cm">
          <text:p text:style-name="P1">ПКС16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2.513cm" svg:height="0.962cm" svg:x="1.501cm" svg:y="6.338cm">
          <draw:text-box>
            <text:p>Группа</text:p>
          </draw:text-box>
        </draw:frame>
        <draw:custom-shape draw:style-name="gr21" draw:text-style-name="P5" draw:layer="layout" svg:width="7cm" svg:height="1cm" svg:x="7.139cm" svg:y="7.5cm">
          <text:p text:style-name="P1">ПКС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5.07cm" svg:height="0.962cm" svg:x="1.501cm" svg:y="7.538cm">
          <draw:text-box>
            <text:p>Специальность</text:p>
          </draw:text-box>
        </draw:frame>
        <draw:custom-shape draw:style-name="gr21" draw:text-style-name="P5" draw:layer="layout" svg:width="7cm" svg:height="1cm" svg:x="7.139cm" svg:y="8.7cm">
          <text:p text:style-name="P1">12.12.2019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4" draw:layer="layout" svg:width="4.011cm" svg:height="0.962cm" svg:x="1.501cm" svg:y="8.738cm">
          <draw:text-box>
            <text:p>Дата старта</text:p>
          </draw:text-box>
        </draw:frame>
        <draw:custom-shape draw:style-name="gr21" draw:text-style-name="P5" draw:layer="layout" svg:width="7cm" svg:height="1cm" svg:x="7.14cm" svg:y="9.9cm">
          <text:p text:style-name="P1">18.12.2019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4" draw:layer="layout" svg:width="5.671cm" svg:height="0.962cm" svg:x="1.502cm" svg:y="9.938cm">
          <draw:text-box>
            <text:p>Дата завершения</text:p>
          </draw:text-box>
        </draw:frame>
        <draw:custom-shape draw:style-name="gr17" draw:text-style-name="P6" draw:layer="layout" svg:width="3.8cm" svg:height="1.4cm" svg:x="10.3cm" svg:y="11.4cm">
          <text:p text:style-name="P1">Изменить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3.1cm" svg:height="6.5cm" svg:x="1.2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9.3cm" svg:height="2.295cm" svg:x="3.6cm" svg:y="15.705cm">
          <draw:text-box>
            <text:p text:style-name="P1">Действительно удалить практику «УП.01»?</text:p>
          </draw:text-box>
        </draw:frame>
        <draw:custom-shape draw:style-name="gr17" draw:text-style-name="P6" draw:layer="layout" svg:width="3.8cm" svg:height="1.4cm" svg:x="9.2cm" svg:y="18.1cm">
          <text:p text:style-name="P1">ОК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3.8cm" svg:height="1.4cm" svg:x="3.2cm" svg:y="18.1cm">
          <text:p text:style-name="P1">Отмена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9T13:01:53.932972204</meta:creation-date>
    <dc:date>2019-11-19T13:20:27.127563566</dc:date>
    <meta:editing-duration>PT3M49S</meta:editing-duration>
    <meta:editing-cycles>1</meta:editing-cycles>
    <meta:document-statistic meta:object-count="62"/>
    <meta:generator>LibreOffice/6.2.7.1$Linux_X86_64 LibreOffice_project/20$Build-1</meta:generator>
  </office:meta>
</office:document-meta>
</file>